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787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8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0.8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Microsoft Sans Serif" fo:font-size="11pt" style:font-size-asian="11pt" style:font-size-complex="11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2.2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637cm" svg:x="0.2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2.6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2.6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5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0.8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0.5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0.5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0.5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0.5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9cm" svg:y1="8.663cm" svg:x2="1.9cm" svg:y2="4.263cm">
          <text:p/>
        </draw:line>
        <draw:frame draw:style-name="gr13" draw:text-style-name="P4" draw:layer="layout" svg:width="2cm" svg:height="1.055cm" svg:x="2.6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1.7cm" svg:y="4.763cm">
          <draw:text-box>
            <text:p><text:span text:style-name="T2">ISBN</text:span></text:p>
          </draw:text-box>
        </draw:frame>
        <draw:line draw:style-name="gr12" draw:text-style-name="P1" draw:layer="layout" svg:x1="2.8cm" svg:y1="4.263cm" svg:x2="2.8cm" svg:y2="8.663cm">
          <text:p/>
        </draw:line>
        <draw:frame draw:style-name="gr14" draw:text-style-name="P2" draw:layer="layout" svg:width="2.7cm" svg:height="1.418cm" svg:x="3.6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3.7cm" svg:y1="4.2cm" svg:x2="3.7cm" svg:y2="8.663cm">
          <text:p/>
        </draw:line>
        <draw:frame draw:style-name="gr15" draw:text-style-name="P2" draw:layer="layout" svg:width="1.4cm" svg:height="0.653cm" svg:x="4.7cm" svg:y="4.763cm">
          <draw:text-box>
            <text:p><text:span text:style-name="T2">Size</text:span></text:p>
          </draw:text-box>
        </draw:frame>
        <draw:line draw:style-name="gr12" draw:text-style-name="P1" draw:layer="layout" svg:x1="4.9cm" svg:y1="4.2cm" svg:x2="4.9cm" svg:y2="8.663cm">
          <text:p/>
        </draw:line>
        <draw:line draw:style-name="gr12" draw:text-style-name="P1" draw:layer="layout" svg:x1="5.6cm" svg:y1="4.2cm" svg:x2="5.6cm" svg:y2="8.663cm">
          <text:p/>
        </draw:line>
        <draw:frame draw:style-name="gr13" draw:text-style-name="P2" draw:layer="layout" svg:width="2.8cm" svg:height="1.055cm" svg:x="5.5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6.4cm" svg:y="4.763cm">
          <draw:text-box>
            <text:p><text:span text:style-name="T2">Cover</text:span></text:p>
          </draw:text-box>
        </draw:frame>
        <draw:line draw:style-name="gr12" draw:text-style-name="P1" draw:layer="layout" svg:x1="6.6cm" svg:y1="4.2cm" svg:x2="6.6cm" svg:y2="8.663cm">
          <text:p/>
        </draw:line>
        <draw:frame draw:style-name="gr13" draw:text-style-name="P2" draw:layer="layout" svg:width="2.1cm" svg:height="1.055cm" svg:x="7.4cm" svg:y="4.763cm">
          <draw:text-box>
            <text:p><text:span text:style-name="T2">Paper</text:span></text:p>
          </draw:text-box>
        </draw:frame>
        <draw:line draw:style-name="gr12" draw:text-style-name="P1" draw:layer="layout" svg:x1="0.2cm" svg:y1="3.163cm" svg:x2="13cm" svg:y2="3.13cm">
          <text:p/>
        </draw:line>
        <draw:line draw:style-name="gr12" draw:text-style-name="P1" draw:layer="layout" svg:x1="12.369cm" svg:y1="2.586cm" svg:x2="13cm" svg:y2="3.13cm">
          <text:p/>
        </draw:line>
        <draw:line draw:style-name="gr12" draw:text-style-name="P1" draw:layer="layout" svg:x1="12.369cm" svg:y1="3.13cm" svg:x2="13cm" svg:y2="2.586cm">
          <text:p/>
        </draw:line>
        <draw:custom-shape draw:style-name="gr16" draw:text-style-name="P1" draw:layer="layout" svg:width="0.631cm" svg:height="0.311cm" svg:x="11.5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1.5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87cm" svg:y1="2.974cm" svg:x2="11.343cm" svg:y2="2.974cm">
          <text:p/>
        </draw:line>
        <draw:frame draw:style-name="gr18" draw:text-style-name="P5" draw:layer="layout" svg:width="2.6cm" svg:height="1.207cm" svg:x="5.3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0.5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0.5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5.0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5.0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1.092cm" svg:x="5.053cm" svg:y="8.908cm">
          <draw:text-box>
            <text:p text:style-name="P1"><text:span text:style-name="T1">View Publishing Invoices</text:span></text:p>
          </draw:text-box>
        </draw:frame>
        <draw:line draw:style-name="gr12" draw:text-style-name="P1" draw:layer="layout" svg:x1="7.6cm" svg:y1="4.2cm" svg:x2="7.6cm" svg:y2="8.6cm">
          <text:p/>
        </draw:line>
        <draw:frame draw:style-name="gr13" draw:text-style-name="P2" draw:layer="layout" svg:width="2.1cm" svg:height="1.055cm" svg:x="8.4cm" svg:y="4.745cm">
          <draw:text-box>
            <text:p><text:span text:style-name="T2">Font</text:span></text:p>
          </draw:text-box>
        </draw:frame>
        <draw:line draw:style-name="gr12" draw:text-style-name="P1" draw:layer="layout" svg:x1="8.6cm" svg:y1="4.2cm" svg:x2="8.6cm" svg:y2="8.7cm">
          <text:p/>
        </draw:line>
        <draw:frame draw:style-name="gr13" draw:text-style-name="P2" draw:layer="layout" svg:width="2.1cm" svg:height="1.055cm" svg:x="9.2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9.4cm" svg:y1="4.2cm" svg:x2="9.4cm" svg:y2="8.7cm">
          <text:p/>
        </draw:line>
        <draw:frame draw:style-name="gr1" draw:text-style-name="P1" draw:layer="layout" svg:width="0.423cm" svg:height="4.6cm" svg:x="12.3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9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2cm" svg:y="10.793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3cm" svg:y="0.741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0.3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2.5cm" svg:height="3.467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0.2cm" svg:y1="4.2cm" svg:x2="10.2cm" svg:y2="8.7cm">
          <text:p/>
        </draw:line>
        <draw:frame draw:style-name="gr13" draw:text-style-name="P2" draw:layer="layout" svg:width="1.3cm" svg:height="1.055cm" svg:x="10.1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1.2cm" svg:y1="4.2cm" svg:x2="11.2cm" svg:y2="8.7cm">
          <text:p/>
        </draw:line>
        <draw:frame draw:style-name="gr13" draw:text-style-name="P2" draw:layer="layout" svg:width="1.5cm" svg:height="1.055cm" svg:x="11.1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3.978cm" svg:height="0.653cm" svg:x="1.922cm" svg:y="10.247cm">
          <draw:text-box>
            <text:p><text:span text:style-name="T4">Opens in New window</text:span></text:p>
          </draw:text-box>
        </draw:frame>
        <draw:custom-shape draw:style-name="gr6" draw:text-style-name="P1" draw:layer="layout" svg:width="2.1cm" svg:height="0.87cm" svg:x="10.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2.5cm" svg:height="0.653cm" svg:x="10.3cm" svg:y="9.087cm">
          <draw:text-box>
            <text:p text:style-name="P1"><text:span text:style-name="T1">Delete Book</text:span></text:p>
          </draw:text-box>
        </draw:frame>
        <draw:custom-shape draw:style-name="gr6" draw:text-style-name="P1" draw:layer="layout" svg:width="2.1cm" svg:height="0.87cm" svg:x="8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8.2cm" svg:y="9.093cm">
          <draw:text-box>
            <text:p text:style-name="P1"><text:span text:style-name="T1">Add Book</text:span></text:p>
          </draw:text-box>
        </draw:frame>
        <draw:custom-shape draw:style-name="gr6" draw:text-style-name="P1" draw:layer="layout" svg:width="2.1cm" svg:height="0.87cm" svg:x="8.6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" draw:layer="layout" svg:width="2.5cm" svg:height="1.457cm" svg:x="8.9cm" svg:y="16.345cm">
          <draw:text-box>
            <text:p text:style-name="P1"><text:span text:style-name="T1">Delete </text:span></text:p>
            <text:p text:style-name="P1"><text:span text:style-name="T1">Entry</text:span></text:p>
            <text:p text:style-name="P1"><text:span text:style-name="T1"/></text:p>
          </draw:text-box>
        </draw:frame>
        <draw:line draw:style-name="gr4" draw:text-style-name="P1" draw:layer="layout" svg:x1="10.7cm" svg:y1="16.9cm" svg:x2="12.4cm" svg:y2="16.9cm">
          <text:p/>
        </draw:line>
        <draw:line draw:style-name="gr12" draw:text-style-name="P1" draw:layer="layout" svg:x1="13.3cm" svg:y1="9.8cm" svg:x2="14.1cm" svg:y2="9.8cm">
          <text:p/>
        </draw:line>
        <draw:line draw:style-name="gr4" draw:text-style-name="P1" draw:layer="layout" svg:x1="14.1cm" svg:y1="9.8cm" svg:x2="14cm" svg:y2="16.8cm">
          <text:p/>
        </draw:line>
        <draw:frame draw:style-name="gr32" draw:text-style-name="P3" draw:layer="layout" svg:width="2.5cm" svg:height="1.457cm" svg:x="12.4cm" svg:y="16.743cm">
          <draw:text-box>
            <text:p text:style-name="P1"><text:span text:style-name="T1">Verification</text:span></text:p>
            <text:p text:style-name="P1"><text:span text:style-name="T1">Window</text:span></text:p>
            <text:p text:style-name="P1"><text:span text:style-name="T1"/></text:p>
          </draw:text-box>
        </draw:frame>
        <draw:custom-shape draw:style-name="gr6" draw:text-style-name="P1" draw:layer="layout" svg:width="1.599cm" svg:height="0.664cm" svg:x="10.80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1.499cm" svg:height="0.653cm" svg:x="10.901cm" svg:y="3.287cm">
          <draw:text-box>
            <text:p text:style-name="P1"><text:span text:style-name="T1">Back</text:span></text:p>
          </draw:text-box>
        </draw:frame>
        <draw:line draw:style-name="gr4" draw:text-style-name="P1" draw:layer="layout" svg:x1="13.3cm" svg:y1="3.8cm" svg:x2="12.4cm" svg:y2="3.7cm">
          <text:p/>
        </draw:line>
        <draw:frame draw:style-name="gr33" draw:text-style-name="P7" draw:layer="layout" svg:width="1.5cm" svg:height="2.011cm" svg:x="13.3cm" svg:y="3.5cm">
          <draw:text-box>
            <text:p text:style-name="P7">Back to Main Me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5-01-12T10:31:48.624000000</dc:date>
    <meta:editing-duration>PT2H28M39S</meta:editing-duration>
    <meta:editing-cycles>19</meta:editing-cycles>
    <meta:generator>LibreOffice/4.2.5.2$Windows_x86 LibreOffice_project/61cb170a04bb1f12e77c884eab9192be736ec5f5</meta:generator>
    <meta:document-statistic meta:object-count="91"/>
  </office:meta>
</office:document-meta>
</file>